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502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row table:style-name="ro2">
          <table:table-cell table:style-name="Default"/>
          <table:table-cell office:value-type="string">
            <text:p>Bill of Materials – humanoid v 1.0.2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</table:table-row>
        <table:table-row table:style-name="ro5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5]*[.E5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6]*[.E6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USB 3 4-port hub</text:p>
          </table:table-cell>
          <table:table-cell office:value-type="string">
            <text:p>AmazonBasics 4-port hub with power adapter</text:p>
          </table:table-cell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16.99">
            <text:p>16.99</text:p>
          </table:table-cell>
          <table:table-cell table:formula="of:=[.D7]*[.E7]" office:value-type="float" office:value="16.99">
            <text:p>16.99</text:p>
          </table:table-cell>
          <table:table-cell office:value-type="date" office:date-value="2018-10-02">
            <text:p>10/02/18</text:p>
          </table:table-cell>
          <table:table-cell office:value-type="date" office:date-value="2018-10-08">
            <text:p>10/08/18</text:p>
          </table:table-cell>
        </table:table-row>
        <table:table-row table:style-name="ro5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8]*[.E8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</table:table-row>
        <table:table-row table:style-name="ro5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9]*[.E9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0]*[.E10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1]*[.E11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2]*[.E12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3]*[.E13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4]*[.E14]" office:value-type="float" office:value="0">
            <text:p>0</text:p>
          </table:table-cell>
          <table:table-cell table:style-name="Default" table:number-columns-repeated="2"/>
        </table:table-row>
        <table:table-row table:style-name="ro5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5]*[.E15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6]*[.E16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7]*[.E17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8]*[.E18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9]*[.E19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0]*[.E20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1]*[.E21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2]*[.E22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3]*[.E23]" office:value-type="float" office:value="17.7">
            <text:p>17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4]*[.E24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5]*[.E25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26]*[.E26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27]*[.E27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28]*[.E28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9]*[.E29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</table:table-row>
        <table:table-row table:style-name="ro5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1]*[.E31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2]*[.E32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3]*[.E33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4]*[.E34]" office:value-type="float" office:value="0">
            <text:p>0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36]*[.E36]" office:value-type="float" office:value="29.95">
            <text:p>29.95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37]*[.E37]" office:value-type="float" office:value="8.95">
            <text:p>8.95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</table:table-row>
        <table:table-row table:style-name="ro2" table:number-rows-repeated="2"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37])" office:value-type="float" office:value="5905.45">
            <text:p>5905.45</text:p>
          </table:table-cell>
          <table:table-cell table:style-name="Default" table:number-columns-repeated="2"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08:0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0-19T08:09:15</dc:date>
    <dc:creator>Chuck Coughlin</dc:creator>
    <meta:editing-duration>PT15H43M56S</meta:editing-duration>
    <meta:editing-cycles>8</meta:editing-cycles>
    <meta:generator>OpenOffice/4.1.3$Unix OpenOffice.org_project/413m1$Build-9783</meta:generator>
    <meta:document-statistic meta:table-count="3" meta:cell-count="279" meta:object-count="0"/>
  </office:meta>
</office:document-meta>
</file>